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106cm" draw:marker-start-width="0.358cm" draw:marker-end-width="0.358cm" draw:fill="solid" draw:fill-color="#eee8aa" draw:textarea-horizontal-align="justify" draw:textarea-vertical-align="middle" draw:auto-grow-height="false" fo:min-height="1.444cm" fo:min-width="2.896cm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5cm" fo:min-width="4.313cm"/>
    </style:style>
    <style:style style:name="gr3" style:family="graphic" style:parent-style-name="standard">
      <style:graphic-properties svg:stroke-width="0.106cm" draw:marker-start-width="0.359cm" draw:marker-end-width="0.359cm" draw:fill="solid" draw:fill-color="#98fb98" draw:textarea-horizontal-align="justify" draw:textarea-vertical-align="middle" draw:auto-grow-height="false" fo:min-height="1.844cm" fo:min-width="8.394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1.03cm"/>
    </style:style>
    <style:style style:name="gr5" style:family="graphic" style:parent-style-name="objectwithoutfill">
      <style:graphic-properties svg:stroke-width="0.081cm" svg:stroke-color="#2f4f4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3cm" fo:min-width="1.102cm"/>
    </style:style>
    <style:style style:name="gr7" style:family="graphic" style:parent-style-name="standard">
      <style:graphic-properties svg:stroke-width="0.106cm" draw:marker-start-width="0.358cm" draw:marker-end-width="0.358cm" draw:fill="solid" draw:fill-color="#eee8aa" draw:textarea-horizontal-align="justify" draw:textarea-vertical-align="middle" draw:auto-grow-height="false" fo:min-height="1.246cm" fo:min-width="2.892cm" fo:padding-top="0.177cm" fo:padding-bottom="0.177cm" fo:padding-left="0.302cm" fo:padding-right="0.3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5cm" fo:min-width="4.3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3cm" fo:min-width="0.798cm"/>
    </style:style>
    <style:style style:name="gr10" style:family="graphic" style:parent-style-name="standard">
      <style:graphic-properties svg:stroke-width="0.106cm" draw:marker-start-width="0.359cm" draw:marker-end-width="0.359cm" draw:fill="solid" draw:fill-color="#ffe4e1" draw:textarea-horizontal-align="justify" draw:textarea-vertical-align="middle" draw:auto-grow-height="false" fo:min-height="2.144cm" fo:min-width="6.494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fo:min-height="1.33cm"/>
    </style:style>
    <style:style style:name="gr12" style:family="graphic" style:parent-style-name="standard">
      <style:graphic-properties svg:stroke-width="0.106cm" draw:marker-start-width="0.358cm" draw:marker-end-width="0.358cm" draw:fill="solid" draw:fill-color="#eee8aa" draw:textarea-horizontal-align="justify" draw:textarea-vertical-align="middle" draw:auto-grow-height="false" fo:min-height="1.996cm" fo:min-width="4.146cm" fo:padding-top="0.177cm" fo:padding-bottom="0.177cm" fo:padding-left="0.302cm" fo:padding-right="0.3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4cm" fo:min-width="4.313cm"/>
    </style:style>
    <style:style style:name="gr14" style:family="graphic" style:parent-style-name="standard">
      <style:graphic-properties svg:stroke-width="0.106cm" draw:marker-start-width="0.359cm" draw:marker-end-width="0.359cm" draw:fill="solid" draw:fill-color="#ffe4e1" draw:textarea-horizontal-align="justify" draw:textarea-vertical-align="middle" draw:auto-grow-height="false" fo:min-height="2.144cm" fo:min-width="7.494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fo:min-height="2.791cm"/>
    </style:style>
    <style:style style:name="gr16" style:family="graphic" style:parent-style-name="standard">
      <style:graphic-properties svg:stroke-width="0.106cm" draw:marker-start-width="0.359cm" draw:marker-end-width="0.359cm" draw:fill="solid" draw:fill-color="#f08080" draw:textarea-horizontal-align="justify" draw:textarea-vertical-align="middle" draw:auto-grow-height="false" fo:min-height="1.844cm" fo:min-width="8.394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fo:min-height="1.13cm"/>
    </style:style>
    <style:style style:name="P1" style:family="paragraph">
      <loext:graphic-properties draw:fill="solid" draw:fill-color="#eee8aa"/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P4" style:family="paragraph">
      <loext:graphic-properties draw:fill="solid" draw:fill-color="#98fb98"/>
      <style:paragraph-properties fo:text-align="center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9.8999996185303pt"/>
    </style:style>
    <style:style style:name="P9" style:family="paragraph">
      <loext:graphic-properties draw:fill="none" draw:fill-color="#ffffff"/>
      <style:text-properties fo:font-size="19.8999996185303pt"/>
    </style:style>
    <style:style style:name="P10" style:family="paragraph">
      <loext:graphic-properties draw:fill="solid" draw:fill-color="#ffe4e1"/>
      <style:paragraph-properties fo:text-align="center"/>
    </style:style>
    <style:style style:name="P11" style:family="paragraph">
      <loext:graphic-properties draw:fill="solid" draw:fill-color="#f08080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OpenSymbol" fo:font-size="22pt" fo:font-style="italic" style:font-name-asian="OpenSymbol" style:font-size-asian="22pt" style:font-style-asian="italic" style:font-name-complex="OpenSymbol" style:font-size-complex="22pt" style:font-style-complex="italic"/>
    </style:style>
    <style:style style:name="T3" style:family="text">
      <style:text-properties style:text-position="-33% 58%" fo:font-size="22pt" style:font-size-asian="22pt" style:font-size-complex="2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OpenSymbol" fo:font-size="22pt" fo:font-style="italic" fo:text-shadow="none" style:text-underline-style="none" fo:font-weight="normal" style:letter-kerning="true" style:font-name-asian="OpenSymbol" style:font-size-asian="22pt" style:font-style-asian="italic" style:font-weight-asian="normal" style:font-name-complex="OpenSymbol" style:font-size-complex="22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OpenSymbol" style:font-size-asian="22pt" style:font-style-asian="normal" style:font-weight-asian="normal" style:font-name-complex="OpenSymbo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22pt" fo:font-style="italic" fo:text-shadow="none" style:text-underline-style="none" fo:font-weight="normal" style:letter-kerning="true" style:font-name-asian="OpenSymbol" style:font-size-asian="22pt" style:font-style-asian="italic" style:font-weight-asian="normal" style:font-name-complex="OpenSymbol" style:font-size-complex="2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normal" style:letter-kerning="true" style:font-name-asian="OpenSymbol" style:font-size-asian="22pt" style:font-style-asian="normal" style:font-weight-asian="normal" style:font-name-complex="OpenSymbol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0% 100%" style:font-name="OpenSymbol" fo:font-size="22pt" fo:font-style="italic" style:font-name-asian="OpenSymbol" style:font-size-asian="22pt" style:font-style-asian="italic" style:font-name-complex="OpenSymbol" style:font-size-complex="22pt" style:font-style-complex="italic"/>
    </style:style>
    <style:style style:name="T9" style:family="text">
      <style:text-properties style:text-position="-33% 58%" style:font-name="Liberation Sans" fo:font-size="22pt" fo:font-style="italic" style:font-name-asian="OpenSymbol" style:font-size-asian="22pt" style:font-style-asian="italic" style:font-name-complex="OpenSymbol" style:font-size-complex="22pt" style:font-style-complex="italic"/>
    </style:style>
    <style:style style:name="T10" style:family="text">
      <style:text-properties style:text-position="0% 100%" style:font-name="Liberation Sans" fo:font-size="22pt" style:font-name-asian="OpenSymbol" style:font-size-asian="22pt" style:font-name-complex="OpenSymbol" style:font-size-complex="22pt"/>
    </style:style>
    <style:style style:name="T11" style:family="text">
      <style:text-properties style:text-position="0% 100%" style:font-name="Liberation Sans" fo:font-size="22pt" fo:font-style="italic" style:font-name-asian="OpenSymbol" style:font-size-asian="22pt" style:font-style-asian="italic" style:font-name-complex="OpenSymbol" style:font-size-complex="22pt" style:font-style-complex="italic"/>
    </style:style>
    <style:style style:name="T12" style:family="text">
      <style:text-properties style:text-position="0% 100%" style:font-name="Liberation Sans" fo:font-size="22pt" fo:font-style="normal" style:font-name-asian="OpenSymbol" style:font-size-asian="22pt" style:font-style-asian="normal" style:font-name-complex="OpenSymbol" style:font-size-complex="22pt" style:font-style-complex="normal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xml:id="id1" draw:id="id1" draw:layer="layout" svg:width="7cm" svg:height="3.595cm" svg:x="0.8cm" svg:y="1.10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2" draw:text-style-name="P3" draw:layer="layout" svg:width="5.4cm" svg:height="1.305cm" svg:x="1.8cm" svg:y="2.415cm">
            <draw:text-box>
              <text:p text:style-name="P2"><text:span text:style-name="T1">Is </text:span><text:span text:style-name="T2">θ</text:span><text:span text:style-name="T3">ref</text:span><text:span text:style-name="T1"> known ?</text:span></text:p>
            </draw:text-box>
          </draw:frame>
        </draw:g>
        <draw:g>
          <draw:custom-shape draw:style-name="gr3" draw:text-style-name="P4" xml:id="id2" draw:id="id2" draw:layer="layout" svg:width="9cm" svg:height="2.2cm" svg:x="3.5cm" svg:y="26.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9cm" svg:height="1.305cm" svg:x="3.5cm" svg:y="27.02cm">
            <draw:text-box>
              <text:p text:style-name="P5"><text:span text:style-name="T1">Estimate </text:span><text:span text:style-name="T4"></text:span><text:span text:style-name="T5">(</text:span><text:span text:style-name="T4">θ</text:span><text:span text:style-name="T6">est </text:span><text:span text:style-name="T7">, </text:span><text:span text:style-name="T8">θ</text:span><text:span text:style-name="T9">ref </text:span><text:span text:style-name="T10">, </text:span><text:span text:style-name="T11">I</text:span><text:span text:style-name="T9">BS </text:span><text:span text:style-name="T12">)</text:span></text:p>
            </draw:text-box>
          </draw:frame>
        </draw:g>
        <draw:connector draw:style-name="gr5" draw:text-style-name="P7" draw:layer="layout" draw:type="line" svg:x1="4.3cm" svg:y1="4.7cm" svg:x2="8cm" svg:y2="26.4cm" draw:start-shape="id1" draw:start-glue-point="6" draw:end-shape="id2" draw:end-glue-point="0" svg:d="M4300 4700l3700 21700" svg:viewBox="0 0 3701 21701">
          <text:p/>
        </draw:connector>
        <draw:frame draw:style-name="gr6" draw:text-style-name="P9" draw:layer="layout" svg:width="1.602cm" svg:height="1.063cm" svg:x="2.553cm" svg:y="5.231cm">
          <draw:text-box>
            <text:p text:style-name="P8">yes</text:p>
          </draw:text-box>
        </draw:frame>
        <draw:g>
          <draw:custom-shape draw:style-name="gr7" draw:text-style-name="P1" xml:id="id3" draw:id="id3" draw:layer="layout" svg:width="6.992cm" svg:height="3.2cm" svg:x="7.908cm" svg:y="5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8" draw:text-style-name="P3" draw:layer="layout" svg:width="5.695cm" svg:height="1.985cm" svg:x="9.13cm" svg:y="6.615cm">
            <draw:text-box>
              <text:p text:style-name="P2"><text:span text:style-name="T1">I</text:span><text:span text:style-name="T1">s </text:span><text:span text:style-name="T13">D</text:span><text:span text:style-name="T1"> </text:span><text:span text:style-name="T1">k</text:span><text:span text:style-name="T1">n</text:span><text:span text:style-name="T1">o</text:span><text:span text:style-name="T1">w</text:span><text:span text:style-name="T1">n</text:span><text:span text:style-name="T1"> </text:span><text:span text:style-name="T1">?</text:span></text:p>
            </draw:text-box>
          </draw:frame>
        </draw:g>
        <draw:frame draw:style-name="gr6" draw:text-style-name="P9" draw:layer="layout" svg:width="1.602cm" svg:height="1.063cm" svg:x="9.801cm" svg:y="9.138cm">
          <draw:text-box>
            <text:p text:style-name="P8">yes</text:p>
          </draw:text-box>
        </draw:frame>
        <draw:connector draw:style-name="gr5" draw:text-style-name="P7" draw:layer="layout" draw:type="line" svg:x1="7.8cm" svg:y1="2.903cm" svg:x2="11.404cm" svg:y2="5.5cm" draw:start-shape="id1" draw:start-glue-point="7" draw:end-shape="id3" draw:end-glue-point="4" svg:d="M7800 2903l3604 2597" svg:viewBox="0 0 3605 2598">
          <text:p/>
        </draw:connector>
        <draw:frame draw:style-name="gr9" draw:text-style-name="P9" draw:layer="layout" svg:width="1.298cm" svg:height="1.063cm" svg:x="8.853cm" svg:y="2.563cm">
          <draw:text-box>
            <text:p text:style-name="P8">no</text:p>
          </draw:text-box>
        </draw:frame>
        <draw:g>
          <draw:custom-shape draw:style-name="gr10" draw:text-style-name="P10" xml:id="id4" draw:id="id4" draw:layer="layout" svg:width="7.1cm" svg:height="2.5cm" svg:x="7.9cm" svg:y="12.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3" draw:layer="layout" svg:width="5.254cm" svg:height="1.58cm" svg:x="8.922cm" svg:y="12.82cm">
            <draw:text-box>
              <text:p text:style-name="P2"><text:span text:style-name="T1">Simulate </text:span><text:span text:style-name="T8">θ</text:span><text:span text:style-name="T9">ref</text:span></text:p>
            </draw:text-box>
          </draw:frame>
        </draw:g>
        <draw:connector draw:style-name="gr5" draw:text-style-name="P7" draw:layer="layout" draw:type="line" svg:x1="11.404cm" svg:y1="8.7cm" svg:x2="11.45cm" svg:y2="12.1cm" draw:start-shape="id3" draw:start-glue-point="6" draw:end-shape="id4" draw:end-glue-point="0" svg:d="M11404 8700l46 3400" svg:viewBox="0 0 47 3401">
          <text:p/>
        </draw:connector>
        <draw:connector draw:style-name="gr5" draw:text-style-name="P7" draw:layer="layout" draw:type="line" svg:x1="11.45cm" svg:y1="14.6cm" svg:x2="8cm" svg:y2="26.4cm" draw:start-shape="id4" draw:start-glue-point="2" draw:end-shape="id2" draw:end-glue-point="0" svg:d="M11450 14600l-3450 11800" svg:viewBox="0 0 3451 11801">
          <text:p/>
        </draw:connector>
        <draw:g>
          <draw:custom-shape draw:style-name="gr12" draw:text-style-name="P1" xml:id="id6" draw:id="id6" draw:layer="layout" svg:width="9.5cm" svg:height="4.7cm" svg:x="16.5cm" svg:y="16.7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frame draw:style-name="gr13" draw:text-style-name="P3" draw:layer="layout" svg:width="6.389cm" svg:height="2.204cm" svg:x="18.211cm" svg:y="17.996cm">
            <draw:text-box>
              <text:p text:style-name="P2"><text:span text:style-name="T14">Is </text:span><text:span text:style-name="T8">θ</text:span><text:span text:style-name="T9">ref</text:span><text:span text:style-name="T1"> sensitive to </text:span><text:span text:style-name="T1">the choice of </text:span><text:span text:style-name="T13">D</text:span><text:span text:style-name="T1"> ?</text:span></text:p>
            </draw:text-box>
          </draw:frame>
        </draw:g>
        <draw:frame draw:style-name="gr6" draw:text-style-name="P9" draw:layer="layout" svg:width="1.356cm" svg:height="1.063cm" svg:x="18.384cm" svg:y="21.012cm">
          <draw:text-box>
            <text:p text:style-name="P8">no</text:p>
          </draw:text-box>
        </draw:frame>
        <draw:g>
          <draw:custom-shape draw:style-name="gr14" draw:text-style-name="P10" xml:id="id5" draw:id="id5" draw:layer="layout" svg:width="8.1cm" svg:height="2.5cm" svg:x="17.2cm" svg:y="12.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3" draw:layer="layout" svg:width="7.4cm" svg:height="3.041cm" svg:x="17.665cm" svg:y="12.32cm">
            <draw:text-box>
              <text:p text:style-name="P2"><text:span text:style-name="T1">Simulate </text:span><text:span text:style-name="T8">θ</text:span><text:span text:style-name="T9">ref</text:span><text:span text:style-name="T11"> </text:span><text:span text:style-name="T12">with </text:span><text:span text:style-name="T12">different </text:span><text:span text:style-name="T11">D </text:span><text:span text:style-name="T12">shapes</text:span></text:p>
            </draw:text-box>
          </draw:frame>
        </draw:g>
        <draw:connector draw:style-name="gr5" draw:text-style-name="P7" draw:layer="layout" draw:type="line" svg:x1="14.9cm" svg:y1="7.1cm" svg:x2="21.25cm" svg:y2="12.1cm" draw:start-shape="id3" draw:start-glue-point="7" draw:end-shape="id5" draw:end-glue-point="0" svg:d="M14900 7100l6350 5000" svg:viewBox="0 0 6351 5001">
          <text:p/>
        </draw:connector>
        <draw:connector draw:style-name="gr5" draw:text-style-name="P7" draw:layer="layout" draw:type="line" svg:x1="21.25cm" svg:y1="14.6cm" svg:x2="21.25cm" svg:y2="16.7cm" draw:start-shape="id5" draw:start-glue-point="2" draw:end-shape="id6" draw:end-glue-point="4" svg:d="M21250 14600v2100" svg:viewBox="0 0 1 2101">
          <text:p/>
        </draw:connector>
        <draw:connector draw:style-name="gr5" draw:text-style-name="P7" draw:layer="layout" draw:type="line" svg:x1="21.25cm" svg:y1="21.4cm" svg:x2="8cm" svg:y2="26.4cm" draw:start-shape="id6" draw:start-glue-point="6" draw:end-shape="id2" draw:end-glue-point="0" svg:d="M21250 21400l-13250 5000" svg:viewBox="0 0 13251 5001">
          <text:p/>
        </draw:connector>
        <draw:g>
          <draw:custom-shape draw:style-name="gr16" draw:text-style-name="P11" xml:id="id7" draw:id="id7" draw:layer="layout" svg:width="9cm" svg:height="2.2cm" svg:x="16.8cm" svg:y="26.4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6" draw:layer="layout" svg:width="7.9cm" svg:height="1.38cm" svg:x="17.3cm" svg:y="27.02cm">
            <draw:text-box>
              <text:p text:style-name="P5"><text:span text:style-name="T1">Do not use </text:span><text:span text:style-name="T2">θ</text:span></text:p>
            </draw:text-box>
          </draw:frame>
        </draw:g>
        <draw:connector draw:style-name="gr5" draw:text-style-name="P7" draw:layer="layout" draw:type="line" svg:x1="21.25cm" svg:y1="21.4cm" svg:x2="21.3cm" svg:y2="26.4cm" draw:start-shape="id6" draw:start-glue-point="6" draw:end-shape="id7" draw:end-glue-point="0" svg:d="M21250 21400l50 5000" svg:viewBox="0 0 51 5001">
          <text:p/>
        </draw:connector>
        <draw:frame draw:style-name="gr6" draw:text-style-name="P9" draw:layer="layout" svg:width="1.602cm" svg:height="1.063cm" svg:x="21.553cm" svg:y="21.732cm">
          <draw:text-box>
            <text:p text:style-name="P8">yes</text:p>
          </draw:text-box>
        </draw:frame>
        <draw:frame draw:style-name="gr6" draw:text-style-name="P9" draw:layer="layout" svg:width="1.602cm" svg:height="1.063cm" svg:x="16.475cm" svg:y="7.413cm">
          <draw:text-box>
            <text:p text:style-name="P8"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1-19T08:12:55.496225636</meta:creation-date>
    <dc:date>2024-01-19T09:44:01.909036708</dc:date>
    <meta:editing-duration>PT39M37S</meta:editing-duration>
    <meta:editing-cycles>6</meta:editing-cycles>
    <meta:generator>LibreOffice/6.0.7.3$Linux_X86_64 LibreOffice_project/00m0$Build-3</meta:generator>
    <meta:document-statistic meta:object-count="35"/>
  </office:meta>
</office:document-meta>
</file>